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143F11045D9C4D97083.jpg" manifest:media-type="image/jpeg"/>
  <manifest:file-entry manifest:full-path="Pictures/10000000000000DE000001435CE74D409DC6C2C3.jpg" manifest:media-type="image/jpeg"/>
  <manifest:file-entry manifest:full-path="Pictures/10000000000000DE00000143FC4788266C3E598D.jpg" manifest:media-type="image/jpeg"/>
  <manifest:file-entry manifest:full-path="Pictures/10000000000000DE0000014372CFC3D8BD884442.jpg" manifest:media-type="image/jpeg"/>
  <manifest:file-entry manifest:full-path="Pictures/10000000000000DE000001433B78602D2AACF6DF.jpg" manifest:media-type="image/jpeg"/>
  <manifest:file-entry manifest:full-path="Pictures/10000000000000DE00000143836ACD61695DF9CC.jpg" manifest:media-type="image/jpeg"/>
  <manifest:file-entry manifest:full-path="Pictures/10000000000000DE0000014324A14FCF692AB12D.jpg" manifest:media-type="image/jpeg"/>
  <manifest:file-entry manifest:full-path="Pictures/10000000000000DE00000143083124FDF56E35CF.jpg" manifest:media-type="image/jpeg"/>
  <manifest:file-entry manifest:full-path="Pictures/10000000000000DE000001432A393D03AB696FDE.jpg" manifest:media-type="image/jpeg"/>
  <manifest:file-entry manifest:full-path="Pictures/10000000000000DE000001437C41948DE9247BAF.jpg" manifest:media-type="image/jpeg"/>
  <manifest:file-entry manifest:full-path="Pictures/10000000000000DE0000014304FF46E9D977E7F9.jpg" manifest:media-type="image/jpeg"/>
  <manifest:file-entry manifest:full-path="Pictures/1000020100000200000000E36FA63761C156AB1D.png" manifest:media-type="image/png"/>
  <manifest:file-entry manifest:full-path="Pictures/10000000000000DE0000014357CC5EDA65CB1103.jpg" manifest:media-type="image/jpeg"/>
  <manifest:file-entry manifest:full-path="Pictures/10000000000000DE00000143DE5F10DB3AC66D86.jpg" manifest:media-type="image/jpeg"/>
  <manifest:file-entry manifest:full-path="Pictures/10000000000000DE000001433483656D855D49AF.jpg" manifest:media-type="image/jpeg"/>
  <manifest:file-entry manifest:full-path="Pictures/10000000000000DE000001434883EECA5DD31EDA.jpg" manifest:media-type="image/jpeg"/>
  <manifest:file-entry manifest:full-path="Pictures/10000000000000DE000001437242D9D0EE19F770.jpg" manifest:media-type="image/jpeg"/>
  <manifest:file-entry manifest:full-path="Pictures/10000000000000DE00000143AD9463861194D4BB.jpg" manifest:media-type="image/jpeg"/>
  <manifest:file-entry manifest:full-path="Pictures/10000000000000DE00000143FAA5246816D2A231.jpg" manifest:media-type="image/jpeg"/>
  <manifest:file-entry manifest:full-path="Pictures/10000000000000DE000001436DCA0E56EA03AD71.jpg" manifest:media-type="image/jpeg"/>
  <manifest:file-entry manifest:full-path="Pictures/10000000000000DE00000143CA14FF8FE24AB2F5.jpg" manifest:media-type="image/jpeg"/>
  <manifest:file-entry manifest:full-path="Pictures/10000000000000DE00000143303AEE133D0C7AF2.jpg" manifest:media-type="image/jpeg"/>
  <manifest:file-entry manifest:full-path="Pictures/10000000000000DE000001432B72D7E2EB1332E7.jpg" manifest:media-type="image/jpeg"/>
  <manifest:file-entry manifest:full-path="Pictures/10000000000000DE0000014366EE07BA0A54E220.jpg" manifest:media-type="image/jpeg"/>
  <manifest:file-entry manifest:full-path="Pictures/10000000000000DE000001430F06DE500CAEC63D.jpg" manifest:media-type="image/jpeg"/>
  <manifest:file-entry manifest:full-path="Pictures/10000000000000DE00000143231F699AE59082C5.jpg" manifest:media-type="image/jpeg"/>
  <manifest:file-entry manifest:full-path="Pictures/10000000000000DE0000014332A1036547933203.jpg" manifest:media-type="image/jpeg"/>
  <manifest:file-entry manifest:full-path="Pictures/10000000000000DE00000143F2464AE8D9AA4172.jpg" manifest:media-type="image/jpeg"/>
  <manifest:file-entry manifest:full-path="Pictures/10000000000000DE0000014371F17A4F8FDA3B5C.jpg" manifest:media-type="image/jpeg"/>
  <manifest:file-entry manifest:full-path="Pictures/10000000000000DE00000143FD40239DCEA3325C.jpg" manifest:media-type="image/jpeg"/>
  <manifest:file-entry manifest:full-path="Pictures/10000000000000DE0000014391825A5137A0A3E2.jpg" manifest:media-type="image/jpeg"/>
  <manifest:file-entry manifest:full-path="Pictures/10000000000000DE0000014363CCD7CBBF2D61AB.jpg" manifest:media-type="image/jpeg"/>
  <manifest:file-entry manifest:full-path="Pictures/10000000000000DE000001437E58492D36CF088A.jpg" manifest:media-type="image/jpeg"/>
  <manifest:file-entry manifest:full-path="Pictures/10000000000000DE000001432379A5A25EB0EA40.jpg" manifest:media-type="image/jpeg"/>
  <manifest:file-entry manifest:full-path="Pictures/10000000000000DE000001439566D1F0AD4261A3.jpg" manifest:media-type="image/jpeg"/>
  <manifest:file-entry manifest:full-path="Pictures/10000000000000DE000001435D1A20C8C4A00095.jpg" manifest:media-type="image/jpeg"/>
  <manifest:file-entry manifest:full-path="Pictures/10000000000000DE00000143AFD06AD0B337762A.jpg" manifest:media-type="image/jpeg"/>
  <manifest:file-entry manifest:full-path="Pictures/10000000000000DE00000143F66ECB05226A1388.jpg" manifest:media-type="image/jpeg"/>
  <manifest:file-entry manifest:full-path="Pictures/10000000000000DE00000143DFCD1FC8F64C2050.jpg" manifest:media-type="image/jpeg"/>
  <manifest:file-entry manifest:full-path="Pictures/10000000000000DE000001438325E470040FF0E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6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43cm, 0cm, 4.58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96cm)" draw:image-opacity="100%" style:mirror="none"/>
    </style:style>
    <style:style style:name="gr10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5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10pt" fo:letter-spacing="normal" fo:font-style="normal" style:text-underline-style="none" fo:font-weight="normal" style:font-name-asian="Arial" style:font-size-asian="110pt" style:font-style-asian="normal" style:font-weight-asian="normal" style:font-name-complex="Arial" style:font-size-complex="1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ポーカーのルール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入門編】</text:span></text:p>
          </draw:text-box>
        </draw:frame>
        <presentation:notes draw:style-name="dp2">
          <draw:page-thumbnail draw:name="Google Shape;51;g45653f6f75_0_479:notes" draw:style-name="gr1" draw:layer="layout" svg:width="16.932cm" svg:height="9.524cm" svg:x="1.059cm" svg:y="1.905cm" draw:page-number="1" presentation:class="page"/>
          <draw:frame draw:name="Google Shape;52;g45653f6f75_0_47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9" xml:id="id1" draw:id="id1" draw:layer="layout" svg:width="23.667cm" svg:height="9.489cm" svg:x="0.866cm" svg:y="3.201cm" presentation:class="outline" presentation:user-transformed="true">
          <draw:text-box>
            <text:p text:style-name="P7"><text:span text:style-name="T3">同じ役</text:span></text:p>
            <text:p text:style-name="P8"><text:span text:style-name="T3">同士の強さ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5653f6f75_0_484:notes" draw:style-name="gr1" draw:layer="layout" svg:width="16.932cm" svg:height="9.524cm" svg:x="1.059cm" svg:y="1.905cm" draw:page-number="2" presentation:class="page"/>
          <draw:frame draw:name="Google Shape;58;g45653f6f75_0_48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7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7;p15" presentation:style-name="pr5" draw:text-style-name="P9" xml:id="id2" draw:id="id2" draw:layer="layout" svg:width="23.667cm" svg:height="9.489cm" svg:x="0.866cm" svg:y="3.201cm" presentation:class="outline" presentation:user-transformed="true">
          <draw:text-box>
            <text:p text:style-name="P7"><text:span text:style-name="T3">チョップ</text:span></text:p>
            <text:p text:style-name="P8"><text:span text:style-name="T3">（引き分け）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3;g45653f6f75_0_682:notes" draw:style-name="gr1" draw:layer="layout" svg:width="16.932cm" svg:height="9.524cm" svg:x="1.059cm" svg:y="1.905cm" draw:page-number="3" presentation:class="page"/>
          <draw:frame draw:name="Google Shape;64;g45653f6f75_0_6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72;p1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73;p16" presentation:style-name="pr10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/></text:p>
            <text:p text:style-name="P12"><text:span text:style-name="T5">・数字の強さ・・・</text:span><text:span text:style-name="T5">A</text:span><text:span text:style-name="T5">が一番強く、２が一番弱い</text:span></text:p>
            <text:p text:style-name="P12"><text:span text:style-name="T5"/></text:p>
            <text:p text:style-name="P12"><text:span text:style-name="T5">・</text:span><text:span text:style-name="T5">A</text:span><text:span text:style-name="T5">の特殊性・・・</text:span><text:span text:style-name="T5">A</text:span><text:span text:style-name="T5">は</text:span><text:span text:style-name="T5">1</text:span><text:span text:style-name="T5">と</text:span><text:span text:style-name="T5">A</text:span><text:span text:style-name="T5">の役割を兼ね備える</text:span></text:p>
            <text:p text:style-name="P12"><text:span text:style-name="T5"/></text:p>
            <text:p text:style-name="P13"><text:span text:style-name="T5">・柄の強さ・・・柄に強さなし</text:span></text:p>
          </draw:text-box>
        </draw:frame>
        <draw:frame draw:name="Google Shape;74;p16" draw:style-name="gr2" draw:text-style-name="P14" draw:layer="layout" svg:width="1.6cm" svg:height="2.329cm" svg:x="14.86cm" svg:y="4.663cm">
          <draw:image xlink:href="Pictures/10000000000000DE00000143F2464AE8D9AA4172.jpg" xlink:type="simple" xlink:show="embed" xlink:actuate="onLoad">
            <text:p/>
          </draw:image>
        </draw:frame>
        <draw:frame draw:name="Google Shape;75;p16" draw:style-name="gr2" draw:text-style-name="P14" draw:layer="layout" svg:width="1.6cm" svg:height="2.329cm" svg:x="21.656cm" svg:y="4.663cm">
          <draw:image xlink:href="Pictures/10000000000000DE00000143DFCD1FC8F64C2050.jpg" xlink:type="simple" xlink:show="embed" xlink:actuate="onLoad">
            <text:p/>
          </draw:image>
        </draw:frame>
        <draw:frame draw:name="Google Shape;76;p16" draw:style-name="gr2" draw:text-style-name="P14" draw:layer="layout" svg:width="1.6cm" svg:height="2.329cm" svg:x="16.635cm" svg:y="4.663cm">
          <draw:image xlink:href="Pictures/10000000000000DE000001433483656D855D49AF.jpg" xlink:type="simple" xlink:show="embed" xlink:actuate="onLoad">
            <text:p/>
          </draw:image>
        </draw:frame>
        <draw:frame draw:name="Google Shape;77;p16" draw:style-name="gr2" draw:text-style-name="P14" draw:layer="layout" svg:width="1.6cm" svg:height="2.329cm" svg:x="19.898cm" svg:y="4.663cm">
          <draw:image xlink:href="Pictures/10000000000000DE00000143AD9463861194D4BB.jpg" xlink:type="simple" xlink:show="embed" xlink:actuate="onLoad">
            <text:p/>
          </draw:image>
        </draw:frame>
        <draw:custom-shape draw:name="Google Shape;78;p16" draw:style-name="gr3" draw:text-style-name="P15" draw:layer="layout" svg:width="3.131cm" svg:height="1.318cm" svg:x="17.27cm" svg:y="3.201cm">
          <text:p text:style-name="P1"><text:span text:style-name="T6">数字の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15" draw:layer="layout" svg:width="11.306cm" svg:height="1.318cm" svg:x="18.447cm" svg:y="5.168cm">
          <text:p text:style-name="P1"><text:span text:style-name="T6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14" draw:layer="layout" svg:width="8.223cm" svg:height="0.019cm" draw:transform="rotate (-3.14159265358979) translate (23.16cm 4.3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1;p16" draw:style-name="gr2" draw:text-style-name="P14" draw:layer="layout" svg:width="1.634cm" svg:height="2.378cm" svg:x="14.631cm" svg:y="10.2cm">
          <draw:image xlink:href="Pictures/10000000000000DE00000143DFCD1FC8F64C2050.jpg" xlink:type="simple" xlink:show="embed" xlink:actuate="onLoad">
            <text:p/>
          </draw:image>
        </draw:frame>
        <draw:frame draw:name="Google Shape;82;p16" draw:style-name="gr2" draw:text-style-name="P14" draw:layer="layout" svg:width="1.634cm" svg:height="2.378cm" svg:x="19.466cm" svg:y="10.2cm">
          <draw:image xlink:href="Pictures/10000000000000DE0000014357CC5EDA65CB1103.jpg" xlink:type="simple" xlink:show="embed" xlink:actuate="onLoad">
            <text:p/>
          </draw:image>
        </draw:frame>
        <draw:frame draw:name="Google Shape;83;p16" draw:style-name="gr2" draw:text-style-name="P14" draw:layer="layout" svg:width="1.634cm" svg:height="2.378cm" svg:x="17.058cm" svg:y="10.2cm">
          <draw:image xlink:href="Pictures/10000000000000DE000001437242D9D0EE19F770.jpg" xlink:type="simple" xlink:show="embed" xlink:actuate="onLoad">
            <text:p/>
          </draw:image>
        </draw:frame>
        <draw:frame draw:name="Google Shape;84;p16" draw:style-name="gr2" draw:text-style-name="P14" draw:layer="layout" svg:width="1.634cm" svg:height="2.378cm" svg:x="21.851cm" svg:y="10.2cm">
          <draw:image xlink:href="Pictures/10000000000000DE00000143CA14FF8FE24AB2F5.jpg" xlink:type="simple" xlink:show="embed" xlink:actuate="onLoad">
            <text:p/>
          </draw:image>
        </draw:frame>
        <draw:custom-shape draw:name="Google Shape;85;p16" draw:style-name="gr3" draw:text-style-name="P15" draw:layer="layout" svg:width="1.634cm" svg:height="1.318cm" svg:x="16.14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15" draw:layer="layout" svg:width="1.634cm" svg:height="1.318cm" svg:x="18.68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15" draw:layer="layout" svg:width="1.634cm" svg:height="1.318cm" svg:x="21.017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45653f6f75_0_489:notes" draw:style-name="gr1" draw:layer="layout" svg:width="16.932cm" svg:height="9.524cm" svg:x="1.059cm" svg:y="1.905cm" draw:page-number="4" presentation:class="page"/>
          <draw:frame draw:name="Google Shape;70;g45653f6f75_0_48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92;p1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93;p17" presentation:style-name="pr1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7" draw:style-name="gr2" draw:text-style-name="P14" draw:layer="layout" svg:width="0.954cm" svg:height="1.388cm" svg:x="22.161cm" svg:y="9.55cm">
          <draw:image xlink:href="Pictures/10000000000000DE000001437E58492D36CF088A.jpg" xlink:type="simple" xlink:show="embed" xlink:actuate="onLoad">
            <text:p/>
          </draw:image>
        </draw:frame>
        <draw:frame draw:name="Google Shape;95;p17" draw:style-name="gr2" draw:text-style-name="P14" draw:layer="layout" svg:width="0.954cm" svg:height="1.388cm" svg:x="18.03cm" svg:y="9.55cm">
          <draw:image xlink:href="Pictures/10000000000000DE0000014304FF46E9D977E7F9.jpg" xlink:type="simple" xlink:show="embed" xlink:actuate="onLoad">
            <text:p/>
          </draw:image>
        </draw:frame>
        <draw:frame draw:name="Google Shape;96;p17" draw:style-name="gr2" draw:text-style-name="P14" draw:layer="layout" svg:width="0.954cm" svg:height="1.388cm" svg:x="19.063cm" svg:y="9.55cm">
          <draw:image xlink:href="Pictures/10000000000000DE000001437C41948DE9247BAF.jpg" xlink:type="simple" xlink:show="embed" xlink:actuate="onLoad">
            <text:p/>
          </draw:image>
        </draw:frame>
        <draw:frame draw:name="Google Shape;97;p17" draw:style-name="gr2" draw:text-style-name="P14" draw:layer="layout" svg:width="0.954cm" svg:height="1.388cm" svg:x="20.096cm" svg:y="9.55cm">
          <draw:image xlink:href="Pictures/10000000000000DE0000014332A1036547933203.jpg" xlink:type="simple" xlink:show="embed" xlink:actuate="onLoad">
            <text:p/>
          </draw:image>
        </draw:frame>
        <draw:frame draw:name="Google Shape;98;p17" draw:style-name="gr2" draw:text-style-name="P14" draw:layer="layout" svg:width="0.954cm" svg:height="1.388cm" svg:x="21.128cm" svg:y="9.55cm">
          <draw:image xlink:href="Pictures/10000000000000DE00000143FD40239DCEA3325C.jpg" xlink:type="simple" xlink:show="embed" xlink:actuate="onLoad">
            <text:p/>
          </draw:image>
        </draw:frame>
        <draw:frame draw:name="Google Shape;99;p17" draw:style-name="gr2" draw:text-style-name="P14" draw:layer="layout" svg:width="0.962cm" svg:height="1.401cm" svg:x="18.008cm" svg:y="7.946cm">
          <draw:image xlink:href="Pictures/10000000000000DE0000014366EE07BA0A54E220.jpg" xlink:type="simple" xlink:show="embed" xlink:actuate="onLoad">
            <text:p/>
          </draw:image>
        </draw:frame>
        <draw:frame draw:name="Google Shape;100;p17" draw:style-name="gr2" draw:text-style-name="P14" draw:layer="layout" svg:width="0.962cm" svg:height="1.401cm" svg:x="22.175cm" svg:y="7.946cm">
          <draw:image xlink:href="Pictures/10000000000000DE000001437E58492D36CF088A.jpg" xlink:type="simple" xlink:show="embed" xlink:actuate="onLoad">
            <text:p/>
          </draw:image>
        </draw:frame>
        <draw:frame draw:name="Google Shape;101;p17" draw:style-name="gr2" draw:text-style-name="P14" draw:layer="layout" svg:width="0.962cm" svg:height="1.401cm" svg:x="19.049cm" svg:y="7.946cm">
          <draw:image xlink:href="Pictures/10000000000000DE0000014391825A5137A0A3E2.jpg" xlink:type="simple" xlink:show="embed" xlink:actuate="onLoad">
            <text:p/>
          </draw:image>
        </draw:frame>
        <draw:frame draw:name="Google Shape;102;p17" draw:style-name="gr2" draw:text-style-name="P14" draw:layer="layout" svg:width="0.962cm" svg:height="1.401cm" svg:x="20.091cm" svg:y="7.946cm">
          <draw:image xlink:href="Pictures/10000000000000DE000001432B72D7E2EB1332E7.jpg" xlink:type="simple" xlink:show="embed" xlink:actuate="onLoad">
            <text:p/>
          </draw:image>
        </draw:frame>
        <draw:frame draw:name="Google Shape;103;p17" draw:style-name="gr2" draw:text-style-name="P14" draw:layer="layout" svg:width="0.962cm" svg:height="1.401cm" svg:x="21.133cm" svg:y="7.946cm">
          <draw:image xlink:href="Pictures/10000000000000DE000001439566D1F0AD4261A3.jpg" xlink:type="simple" xlink:show="embed" xlink:actuate="onLoad">
            <text:p/>
          </draw:image>
        </draw:frame>
        <draw:frame draw:name="Google Shape;104;p17" draw:style-name="gr2" draw:text-style-name="P14" draw:layer="layout" svg:width="0.962cm" svg:height="1.401cm" svg:x="18.008cm" svg:y="6.342cm">
          <draw:image xlink:href="Pictures/10000000000000DE0000014366EE07BA0A54E220.jpg" xlink:type="simple" xlink:show="embed" xlink:actuate="onLoad">
            <text:p/>
          </draw:image>
        </draw:frame>
        <draw:frame draw:name="Google Shape;105;p17" draw:style-name="gr2" draw:text-style-name="P14" draw:layer="layout" svg:width="0.962cm" svg:height="1.401cm" svg:x="22.175cm" svg:y="6.342cm">
          <draw:image xlink:href="Pictures/10000000000000DE000001437E58492D36CF088A.jpg" xlink:type="simple" xlink:show="embed" xlink:actuate="onLoad">
            <text:p/>
          </draw:image>
        </draw:frame>
        <draw:frame draw:name="Google Shape;106;p17" draw:style-name="gr2" draw:text-style-name="P14" draw:layer="layout" svg:width="0.962cm" svg:height="1.401cm" svg:x="19.049cm" svg:y="6.342cm">
          <draw:image xlink:href="Pictures/10000000000000DE0000014391825A5137A0A3E2.jpg" xlink:type="simple" xlink:show="embed" xlink:actuate="onLoad">
            <text:p/>
          </draw:image>
        </draw:frame>
        <draw:frame draw:name="Google Shape;107;p17" draw:style-name="gr2" draw:text-style-name="P14" draw:layer="layout" svg:width="0.962cm" svg:height="1.401cm" svg:x="20.091cm" svg:y="6.342cm">
          <draw:image xlink:href="Pictures/10000000000000DE000001432B72D7E2EB1332E7.jpg" xlink:type="simple" xlink:show="embed" xlink:actuate="onLoad">
            <text:p/>
          </draw:image>
        </draw:frame>
        <draw:frame draw:name="Google Shape;108;p17" draw:style-name="gr2" draw:text-style-name="P14" draw:layer="layout" svg:width="0.962cm" svg:height="1.401cm" svg:x="21.133cm" svg:y="6.342cm">
          <draw:image xlink:href="Pictures/10000000000000DE000001430F06DE500CAEC63D.jpg" xlink:type="simple" xlink:show="embed" xlink:actuate="onLoad">
            <text:p/>
          </draw:image>
        </draw:frame>
        <draw:frame draw:name="Google Shape;109;p17" draw:style-name="gr2" draw:text-style-name="P14" draw:layer="layout" svg:width="0.962cm" svg:height="1.401cm" svg:x="18.008cm" svg:y="4.738cm">
          <draw:image xlink:href="Pictures/10000000000000DE0000014366EE07BA0A54E220.jpg" xlink:type="simple" xlink:show="embed" xlink:actuate="onLoad">
            <text:p/>
          </draw:image>
        </draw:frame>
        <draw:frame draw:name="Google Shape;110;p17" draw:style-name="gr2" draw:text-style-name="P14" draw:layer="layout" svg:width="0.962cm" svg:height="1.401cm" svg:x="19.049cm" svg:y="4.738cm">
          <draw:image xlink:href="Pictures/10000000000000DE0000014371F17A4F8FDA3B5C.jpg" xlink:type="simple" xlink:show="embed" xlink:actuate="onLoad">
            <text:p/>
          </draw:image>
        </draw:frame>
        <draw:frame draw:name="Google Shape;111;p17" draw:style-name="gr2" draw:text-style-name="P14" draw:layer="layout" svg:width="0.962cm" svg:height="1.401cm" svg:x="20.091cm" svg:y="4.738cm">
          <draw:image xlink:href="Pictures/10000000000000DE000001437C41948DE9247BAF.jpg" xlink:type="simple" xlink:show="embed" xlink:actuate="onLoad">
            <text:p/>
          </draw:image>
        </draw:frame>
        <draw:frame draw:name="Google Shape;112;p17" draw:style-name="gr2" draw:text-style-name="P14" draw:layer="layout" svg:width="0.962cm" svg:height="1.401cm" svg:x="21.133cm" svg:y="4.738cm">
          <draw:image xlink:href="Pictures/10000000000000DE000001437E58492D36CF088A.jpg" xlink:type="simple" xlink:show="embed" xlink:actuate="onLoad">
            <text:p/>
          </draw:image>
        </draw:frame>
        <draw:frame draw:name="Google Shape;113;p17" draw:style-name="gr2" draw:text-style-name="P14" draw:layer="layout" svg:width="0.962cm" svg:height="1.401cm" svg:x="22.175cm" svg:y="4.738cm">
          <draw:image xlink:href="Pictures/10000000000000DE00000143CA14FF8FE24AB2F5.jpg" xlink:type="simple" xlink:show="embed" xlink:actuate="onLoad">
            <text:p/>
          </draw:image>
        </draw:frame>
        <draw:frame draw:name="Google Shape;114;p17" draw:style-name="gr2" draw:text-style-name="P14" draw:layer="layout" svg:width="0.962cm" svg:height="1.401cm" svg:x="8.543cm" svg:y="11.066cm">
          <draw:image xlink:href="Pictures/10000000000000DE000001432379A5A25EB0EA40.jpg" xlink:type="simple" xlink:show="embed" xlink:actuate="onLoad">
            <text:p/>
          </draw:image>
        </draw:frame>
        <draw:frame draw:name="Google Shape;115;p17" draw:style-name="gr2" draw:text-style-name="P14" draw:layer="layout" svg:width="0.962cm" svg:height="1.401cm" svg:x="6.459cm" svg:y="11.066cm">
          <draw:image xlink:href="Pictures/10000000000000DE0000014366EE07BA0A54E220.jpg" xlink:type="simple" xlink:show="embed" xlink:actuate="onLoad">
            <text:p/>
          </draw:image>
        </draw:frame>
        <draw:frame draw:name="Google Shape;116;p17" draw:style-name="gr2" draw:text-style-name="P14" draw:layer="layout" svg:width="0.962cm" svg:height="1.401cm" svg:x="7.501cm" svg:y="11.066cm">
          <draw:image xlink:href="Pictures/10000000000000DE00000143AFD06AD0B337762A.jpg" xlink:type="simple" xlink:show="embed" xlink:actuate="onLoad">
            <text:p/>
          </draw:image>
        </draw:frame>
        <draw:frame draw:name="Google Shape;117;p17" draw:style-name="gr2" draw:text-style-name="P14" draw:layer="layout" svg:width="0.962cm" svg:height="1.401cm" svg:x="9.584cm" svg:y="11.065cm">
          <draw:image xlink:href="Pictures/10000000000000DE00000143F66ECB05226A1388.jpg" xlink:type="simple" xlink:show="embed" xlink:actuate="onLoad">
            <text:p/>
          </draw:image>
        </draw:frame>
        <draw:frame draw:name="Google Shape;118;p17" draw:style-name="gr2" draw:text-style-name="P14" draw:layer="layout" svg:width="0.962cm" svg:height="1.401cm" svg:x="10.626cm" svg:y="11.066cm">
          <draw:image xlink:href="Pictures/10000000000000DE000001438325E470040FF0E2.jpg" xlink:type="simple" xlink:show="embed" xlink:actuate="onLoad">
            <text:p/>
          </draw:image>
        </draw:frame>
        <draw:frame draw:name="Google Shape;119;p17" draw:style-name="gr2" draw:text-style-name="P14" draw:layer="layout" svg:width="0.954cm" svg:height="1.388cm" svg:x="7.514cm" svg:y="9.495cm">
          <draw:image xlink:href="Pictures/10000000000000DE000001435D1A20C8C4A00095.jpg" xlink:type="simple" xlink:show="embed" xlink:actuate="onLoad">
            <text:p/>
          </draw:image>
        </draw:frame>
        <draw:frame draw:name="Google Shape;120;p17" draw:style-name="gr2" draw:text-style-name="P14" draw:layer="layout" svg:width="0.954cm" svg:height="1.388cm" svg:x="10.612cm" svg:y="9.495cm">
          <draw:image xlink:href="Pictures/10000000000000DE0000014357CC5EDA65CB1103.jpg" xlink:type="simple" xlink:show="embed" xlink:actuate="onLoad">
            <text:p/>
          </draw:image>
        </draw:frame>
        <draw:frame draw:name="Google Shape;121;p17" draw:style-name="gr2" draw:text-style-name="P14" draw:layer="layout" svg:width="0.954cm" svg:height="1.388cm" svg:x="6.482cm" svg:y="9.495cm">
          <draw:image xlink:href="Pictures/10000000000000DE000001434883EECA5DD31EDA.jpg" xlink:type="simple" xlink:show="embed" xlink:actuate="onLoad">
            <text:p/>
          </draw:image>
        </draw:frame>
        <draw:frame draw:name="Google Shape;122;p17" draw:style-name="gr2" draw:text-style-name="P14" draw:layer="layout" svg:width="0.954cm" svg:height="1.388cm" svg:x="9.579cm" svg:y="9.495cm">
          <draw:image xlink:href="Pictures/10000000000000DE000001432A393D03AB696FDE.jpg" xlink:type="simple" xlink:show="embed" xlink:actuate="onLoad">
            <text:p/>
          </draw:image>
        </draw:frame>
        <draw:frame draw:name="Google Shape;123;p17" draw:style-name="gr2" draw:text-style-name="P14" draw:layer="layout" svg:width="0.954cm" svg:height="1.388cm" svg:x="8.547cm" svg:y="9.495cm">
          <draw:image xlink:href="Pictures/10000000000000DE000001432379A5A25EB0EA40.jpg" xlink:type="simple" xlink:show="embed" xlink:actuate="onLoad">
            <text:p/>
          </draw:image>
        </draw:frame>
        <draw:frame draw:name="Google Shape;124;p17" draw:style-name="gr2" draw:text-style-name="P14" draw:layer="layout" svg:width="0.962cm" svg:height="1.401cm" svg:x="7.501cm" svg:y="7.912cm">
          <draw:image xlink:href="Pictures/10000000000000DE000001435D1A20C8C4A00095.jpg" xlink:type="simple" xlink:show="embed" xlink:actuate="onLoad">
            <text:p/>
          </draw:image>
        </draw:frame>
        <draw:frame draw:name="Google Shape;125;p17" draw:style-name="gr2" draw:text-style-name="P14" draw:layer="layout" svg:width="0.962cm" svg:height="1.401cm" svg:x="8.543cm" svg:y="7.912cm">
          <draw:image xlink:href="Pictures/10000000000000DE00000143FD40239DCEA3325C.jpg" xlink:type="simple" xlink:show="embed" xlink:actuate="onLoad">
            <text:p/>
          </draw:image>
        </draw:frame>
        <draw:frame draw:name="Google Shape;126;p17" draw:style-name="gr2" draw:text-style-name="P14" draw:layer="layout" svg:width="0.962cm" svg:height="1.401cm" svg:x="10.626cm" svg:y="7.912cm">
          <draw:image xlink:href="Pictures/10000000000000DE0000014357CC5EDA65CB1103.jpg" xlink:type="simple" xlink:show="embed" xlink:actuate="onLoad">
            <text:p/>
          </draw:image>
        </draw:frame>
        <draw:frame draw:name="Google Shape;127;p17" draw:style-name="gr2" draw:text-style-name="P14" draw:layer="layout" svg:width="0.962cm" svg:height="1.401cm" svg:x="6.459cm" svg:y="7.912cm">
          <draw:image xlink:href="Pictures/10000000000000DE000001434883EECA5DD31EDA.jpg" xlink:type="simple" xlink:show="embed" xlink:actuate="onLoad">
            <text:p/>
          </draw:image>
        </draw:frame>
        <draw:frame draw:name="Google Shape;128;p17" draw:style-name="gr2" draw:text-style-name="P14" draw:layer="layout" svg:width="0.962cm" svg:height="1.401cm" svg:x="9.584cm" svg:y="7.912cm">
          <draw:image xlink:href="Pictures/10000000000000DE000001432A393D03AB696FDE.jpg" xlink:type="simple" xlink:show="embed" xlink:actuate="onLoad">
            <text:p/>
          </draw:image>
        </draw:frame>
        <draw:frame draw:name="Google Shape;129;p17" draw:style-name="gr2" draw:text-style-name="P14" draw:layer="layout" svg:width="0.954cm" svg:height="1.388cm" svg:x="7.514cm" svg:y="6.341cm">
          <draw:image xlink:href="Pictures/10000000000000DE000001435D1A20C8C4A00095.jpg" xlink:type="simple" xlink:show="embed" xlink:actuate="onLoad">
            <text:p/>
          </draw:image>
        </draw:frame>
        <draw:frame draw:name="Google Shape;130;p17" draw:style-name="gr2" draw:text-style-name="P14" draw:layer="layout" svg:width="0.954cm" svg:height="1.388cm" svg:x="8.547cm" svg:y="6.341cm">
          <draw:image xlink:href="Pictures/10000000000000DE00000143FD40239DCEA3325C.jpg" xlink:type="simple" xlink:show="embed" xlink:actuate="onLoad">
            <text:p/>
          </draw:image>
        </draw:frame>
        <draw:frame draw:name="Google Shape;131;p17" draw:style-name="gr2" draw:text-style-name="P14" draw:layer="layout" svg:width="0.954cm" svg:height="1.388cm" svg:x="9.579cm" svg:y="6.341cm">
          <draw:image xlink:href="Pictures/10000000000000DE00000143083124FDF56E35CF.jpg" xlink:type="simple" xlink:show="embed" xlink:actuate="onLoad">
            <text:p/>
          </draw:image>
        </draw:frame>
        <draw:frame draw:name="Google Shape;132;p17" draw:style-name="gr2" draw:text-style-name="P14" draw:layer="layout" svg:width="0.954cm" svg:height="1.388cm" svg:x="10.612cm" svg:y="6.341cm">
          <draw:image xlink:href="Pictures/10000000000000DE0000014357CC5EDA65CB1103.jpg" xlink:type="simple" xlink:show="embed" xlink:actuate="onLoad">
            <text:p/>
          </draw:image>
        </draw:frame>
        <draw:frame draw:name="Google Shape;133;p17" draw:style-name="gr2" draw:text-style-name="P14" draw:layer="layout" svg:width="0.954cm" svg:height="1.388cm" svg:x="6.482cm" svg:y="6.341cm">
          <draw:image xlink:href="Pictures/10000000000000DE000001434883EECA5DD31EDA.jpg" xlink:type="simple" xlink:show="embed" xlink:actuate="onLoad">
            <text:p/>
          </draw:image>
        </draw:frame>
        <draw:frame draw:name="Google Shape;134;p17" draw:style-name="gr2" draw:text-style-name="P14" draw:layer="layout" svg:width="0.962cm" svg:height="1.401cm" svg:x="6.459cm" svg:y="4.738cm">
          <draw:image xlink:href="Pictures/10000000000000DE00000143F2464AE8D9AA4172.jpg" xlink:type="simple" xlink:show="embed" xlink:actuate="onLoad">
            <text:p/>
          </draw:image>
        </draw:frame>
        <draw:frame draw:name="Google Shape;135;p17" draw:style-name="gr2" draw:text-style-name="P14" draw:layer="layout" svg:width="0.962cm" svg:height="1.401cm" svg:x="7.501cm" svg:y="4.738cm">
          <draw:image xlink:href="Pictures/10000000000000DE000001435D1A20C8C4A00095.jpg" xlink:type="simple" xlink:show="embed" xlink:actuate="onLoad">
            <text:p/>
          </draw:image>
        </draw:frame>
        <draw:frame draw:name="Google Shape;136;p17" draw:style-name="gr2" draw:text-style-name="P14" draw:layer="layout" svg:width="0.962cm" svg:height="1.401cm" svg:x="8.543cm" svg:y="4.738cm">
          <draw:image xlink:href="Pictures/10000000000000DE00000143FD40239DCEA3325C.jpg" xlink:type="simple" xlink:show="embed" xlink:actuate="onLoad">
            <text:p/>
          </draw:image>
        </draw:frame>
        <draw:frame draw:name="Google Shape;137;p17" draw:style-name="gr2" draw:text-style-name="P14" draw:layer="layout" svg:width="0.962cm" svg:height="1.401cm" svg:x="9.585cm" svg:y="4.738cm">
          <draw:image xlink:href="Pictures/10000000000000DE00000143083124FDF56E35CF.jpg" xlink:type="simple" xlink:show="embed" xlink:actuate="onLoad">
            <text:p/>
          </draw:image>
        </draw:frame>
        <draw:frame draw:name="Google Shape;138;p17" draw:style-name="gr2" draw:text-style-name="P14" draw:layer="layout" svg:width="0.962cm" svg:height="1.401cm" svg:x="10.626cm" svg:y="4.738cm">
          <draw:image xlink:href="Pictures/10000000000000DE0000014357CC5EDA65CB1103.jpg" xlink:type="simple" xlink:show="embed" xlink:actuate="onLoad">
            <text:p/>
          </draw:image>
        </draw:frame>
        <draw:custom-shape draw:name="Google Shape;139;p17" draw:style-name="gr4" draw:text-style-name="P14" draw:layer="layout" svg:width="0.019cm" svg:height="7.674cm" svg:x="12.353cm" svg:y="4.7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;p17" draw:style-name="gr4" draw:text-style-name="P14" draw:layer="layout" svg:width="0.019cm" svg:height="6.202cm" svg:x="23.942cm" svg:y="4.7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17" draw:style-name="gr5" draw:text-style-name="P14" draw:layer="layout" svg:width="4.435cm" svg:height="0.019cm" draw:transform="rotate (-3.14159265358979) translate (6.098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17" draw:style-name="gr5" draw:text-style-name="P14" draw:layer="layout" svg:width="5.098cm" svg:height="0.001cm" svg:x="6.442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7" draw:style-name="gr5" draw:text-style-name="P14" draw:layer="layout" svg:width="0.907cm" svg:height="0.001cm" svg:x="11.93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7" draw:style-name="gr5" draw:text-style-name="P14" draw:layer="layout" svg:width="4.435cm" svg:height="0.019cm" draw:transform="rotate (-3.14159265358979) translate (17.695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7" draw:style-name="gr5" draw:text-style-name="P14" draw:layer="layout" svg:width="5.098cm" svg:height="0.001cm" svg:x="18.039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7" draw:style-name="gr5" draw:text-style-name="P14" draw:layer="layout" svg:width="0.907cm" svg:height="0.001cm" svg:x="23.527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7" draw:style-name="gr3" draw:text-style-name="P15" draw:layer="layout" svg:width="2.74cm" svg:height="1.318cm" svg:x="2.406cm" svg:y="3.483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6" draw:text-style-name="P14" draw:layer="layout" svg:width="0.001cm" svg:height="10.127cm" svg:x="13.073cm" svg:y="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7" draw:style-name="gr3" draw:text-style-name="P15" draw:layer="layout" svg:width="2.74cm" svg:height="1.318cm" svg:x="7.698cm" svg:y="3.483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3" draw:text-style-name="P15" draw:layer="layout" svg:width="2.74cm" svg:height="1.318cm" svg:x="11.64cm" svg:y="3.483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3" draw:text-style-name="P15" draw:layer="layout" svg:width="2.74cm" svg:height="1.318cm" svg:x="14.042cm" svg:y="3.509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3" draw:text-style-name="P15" draw:layer="layout" svg:width="2.74cm" svg:height="1.318cm" svg:x="19.333cm" svg:y="3.509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3" draw:text-style-name="P15" draw:layer="layout" svg:width="2.74cm" svg:height="1.318cm" svg:x="23.275cm" svg:y="3.509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3" draw:text-style-name="P15" draw:layer="layout" svg:width="2.74cm" svg:height="1.318cm" svg:x="1.555cm" svg:y="4.829cm">
          <text:p text:style-name="P1"><text:span text:style-name="T6">ハイ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3" draw:text-style-name="P15" draw:layer="layout" svg:width="2.74cm" svg:height="1.318cm" svg:x="1.555cm" svg:y="6.391cm">
          <text:p text:style-name="P1"><text:span text:style-name="T6">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7" draw:style-name="gr3" draw:text-style-name="P15" draw:layer="layout" svg:width="2.74cm" svg:height="1.318cm" svg:x="1.531cm" svg:y="7.953cm">
          <text:p text:style-name="P1"><text:span text:style-name="T6">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3" draw:text-style-name="P15" draw:layer="layout" svg:width="3.277cm" svg:height="1.318cm" svg:x="1.505cm" svg:y="11.077cm">
          <text:p text:style-name="P1"><text:span text:style-name="T6">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3" draw:text-style-name="P15" draw:layer="layout" svg:width="3.277cm" svg:height="1.318cm" svg:x="1.531cm" svg:y="9.515cm">
          <text:p text:style-name="P1"><text:span text:style-name="T6">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7" draw:style-name="gr3" draw:text-style-name="P15" draw:layer="layout" svg:width="2.74cm" svg:height="1.318cm" svg:x="13.939cm" svg:y="4.904cm"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7" draw:style-name="gr3" draw:text-style-name="P15" draw:layer="layout" svg:width="3.508cm" svg:height="1.318cm" svg:x="13.939cm" svg:y="6.467cm">
          <text:p text:style-name="P1"><text:span text:style-name="T6">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3" draw:text-style-name="P15" draw:layer="layout" svg:width="3.082cm" svg:height="1.318cm" svg:x="13.915cm" svg:y="8.029cm">
          <text:p text:style-name="P1"><text:span text:style-name="T6">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3" draw:text-style-name="P15" draw:layer="layout" svg:width="3.277cm" svg:height="1.318cm" svg:x="13.915cm" svg:y="9.591cm">
          <text:p text:style-name="P1"><text:span text:style-name="T6">ストレート</text:span></text:p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456fdbdf8b_0_86:notes" draw:style-name="gr1" draw:layer="layout" svg:width="16.932cm" svg:height="9.524cm" svg:x="1.059cm" svg:y="1.905cm" draw:page-number="5" presentation:class="page"/>
          <draw:frame draw:name="Google Shape;90;g456fdbdf8b_0_8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67;p1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68;p18" presentation:style-name="pr1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9;p18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70;p18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71;p18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72;p18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73;p18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74;p18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75;p18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frame draw:name="Google Shape;176;p18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177;p18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178;p18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179;p18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180;p18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181;p18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182;p18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frame draw:name="Google Shape;183;p18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presentation:notes draw:style-name="dp2">
          <draw:page-thumbnail draw:name="Google Shape;164;g45653f6f75_0_523:notes" draw:style-name="gr1" draw:layer="layout" svg:width="16.932cm" svg:height="9.524cm" svg:x="1.059cm" svg:y="1.905cm" draw:page-number="6" presentation:class="page"/>
          <draw:frame draw:name="Google Shape;165;g45653f6f75_0_5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88;p1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89;p19" presentation:style-name="pr1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0;p19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91;p19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92;p19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93;p19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94;p19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95;p19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96;p19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custom-shape draw:name="Google Shape;197;p19" draw:style-name="gr3" draw:text-style-name="P15" draw:layer="layout" svg:width="11.306cm" svg:height="1.318cm" svg:x="12.7cm" svg:y="4.46cm">
          <text:p text:style-name="P1"><text:span text:style-name="T7">・・・</text:span><text:span text:style-name="T7">A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9" draw:style-name="gr3" draw:text-style-name="P15" draw:layer="layout" svg:width="11.306cm" svg:height="1.318cm" svg:x="12.7cm" svg:y="7.692cm">
          <text:p text:style-name="P1"><text:span text:style-name="T7">・・・</text:span><text:span text:style-name="T7">K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19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200;p19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01;p19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02;p19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203;p19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04;p19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05;p19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custom-shape draw:name="Google Shape;206;p19" draw:style-name="gr3" draw:text-style-name="P15" draw:layer="layout" svg:width="11.306cm" svg:height="1.318cm" svg:x="12.712cm" svg:y="10.923cm">
          <text:p text:style-name="P1"><text:span text:style-name="T7">・・・</text:span><text:span text:style-name="T7">K</text:span><text:span text:style-name="T7">ハイ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19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draw:frame draw:name="Google Shape;208;p19" draw:style-name="gr7" draw:text-style-name="P14" draw:layer="layout" svg:width="2.19cm" svg:height="2.868cm" svg:x="17.804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209;p19" draw:style-name="gr8" draw:text-style-name="P14" draw:layer="layout" svg:width="2.014cm" svg:height="2.868cm" svg:x="17.898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210;p19" draw:style-name="gr9" draw:text-style-name="P14" draw:layer="layout" svg:width="2.19cm" svg:height="2.868cm" svg:x="17.824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185;g45653f6f75_0_612:notes" draw:style-name="gr1" draw:layer="layout" svg:width="16.932cm" svg:height="9.524cm" svg:x="1.059cm" svg:y="1.905cm" draw:page-number="7" presentation:class="page"/>
          <draw:frame draw:name="Google Shape;186;g45653f6f75_0_61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のチョップ（引き分け）" draw:style-name="dp1" draw:master-page-name="TITLE_5f_AND_5f_BODY" presentation:presentation-page-layout-name="AL2T1">
        <draw:frame draw:name="Google Shape;215;p2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のチョップ（引き分け）</text:span></text:p>
          </draw:text-box>
        </draw:frame>
        <draw:frame draw:name="Google Shape;216;p20" presentation:style-name="pr1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7;p20" draw:style-name="gr2" draw:text-style-name="P14" draw:layer="layout" svg:width="2.372cm" svg:height="3.431cm" svg:x="11.753cm" svg:y="4.533cm">
          <draw:image xlink:href="Pictures/10000000000000DE00000143083124FDF56E35CF.jpg" xlink:type="simple" xlink:show="embed" xlink:actuate="onLoad">
            <text:p/>
          </draw:image>
        </draw:frame>
        <draw:frame draw:name="Google Shape;218;p20" draw:style-name="gr2" draw:text-style-name="P14" draw:layer="layout" svg:width="2.372cm" svg:height="3.451cm" svg:x="9.189cm" svg:y="4.533cm">
          <draw:image xlink:href="Pictures/10000000000000DE0000014324A14FCF692AB12D.jpg" xlink:type="simple" xlink:show="embed" xlink:actuate="onLoad">
            <text:p/>
          </draw:image>
        </draw:frame>
        <draw:frame draw:name="Google Shape;219;p20" draw:style-name="gr2" draw:text-style-name="P14" draw:layer="layout" svg:width="2.336cm" svg:height="3.379cm" svg:x="1.607cm" svg:y="4.559cm">
          <draw:image xlink:href="Pictures/10000000000000DE00000143F2464AE8D9AA4172.jpg" xlink:type="simple" xlink:show="embed" xlink:actuate="onLoad">
            <text:p/>
          </draw:image>
        </draw:frame>
        <draw:frame draw:name="Google Shape;220;p20" draw:style-name="gr2" draw:text-style-name="P14" draw:layer="layout" svg:width="2.336cm" svg:height="3.379cm" svg:x="4.135cm" svg:y="4.559cm">
          <draw:image xlink:href="Pictures/10000000000000DE000001435D1A20C8C4A00095.jpg" xlink:type="simple" xlink:show="embed" xlink:actuate="onLoad">
            <text:p/>
          </draw:image>
        </draw:frame>
        <draw:frame draw:name="Google Shape;221;p20" draw:style-name="gr2" draw:text-style-name="P14" draw:layer="layout" svg:width="2.336cm" svg:height="3.379cm" svg:x="6.662cm" svg:y="4.559cm">
          <draw:image xlink:href="Pictures/10000000000000DE00000143FD40239DCEA3325C.jpg" xlink:type="simple" xlink:show="embed" xlink:actuate="onLoad">
            <text:p/>
          </draw:image>
        </draw:frame>
        <draw:frame draw:name="Google Shape;222;p20" draw:style-name="gr2" draw:text-style-name="P14" draw:layer="layout" svg:width="2.336cm" svg:height="3.379cm" svg:x="1.571cm" svg:y="8.828cm">
          <draw:image xlink:href="Pictures/10000000000000DE00000143F2464AE8D9AA4172.jpg" xlink:type="simple" xlink:show="embed" xlink:actuate="onLoad">
            <text:p/>
          </draw:image>
        </draw:frame>
        <draw:frame draw:name="Google Shape;223;p20" draw:style-name="gr2" draw:text-style-name="P14" draw:layer="layout" svg:width="2.336cm" svg:height="3.379cm" svg:x="4.098cm" svg:y="8.828cm">
          <draw:image xlink:href="Pictures/10000000000000DE000001435D1A20C8C4A00095.jpg" xlink:type="simple" xlink:show="embed" xlink:actuate="onLoad">
            <text:p/>
          </draw:image>
        </draw:frame>
        <draw:frame draw:name="Google Shape;224;p20" draw:style-name="gr2" draw:text-style-name="P14" draw:layer="layout" svg:width="2.336cm" svg:height="3.379cm" svg:x="6.626cm" svg:y="8.828cm">
          <draw:image xlink:href="Pictures/10000000000000DE00000143FD40239DCEA3325C.jpg" xlink:type="simple" xlink:show="embed" xlink:actuate="onLoad">
            <text:p/>
          </draw:image>
        </draw:frame>
        <draw:frame draw:name="Google Shape;225;p20" draw:style-name="gr2" draw:text-style-name="P14" draw:layer="layout" svg:width="2.336cm" svg:height="3.399cm" svg:x="11.753cm" svg:y="8.818cm">
          <draw:image xlink:href="Pictures/10000000000000DE00000143231F699AE59082C5.jpg" xlink:type="simple" xlink:show="embed" xlink:actuate="onLoad">
            <text:p/>
          </draw:image>
        </draw:frame>
        <draw:frame draw:name="Google Shape;226;p20" draw:style-name="gr2" draw:text-style-name="P14" draw:layer="layout" svg:width="2.336cm" svg:height="3.399cm" svg:x="9.213cm" svg:y="8.819cm">
          <draw:image xlink:href="Pictures/10000000000000DE00000143DE5F10DB3AC66D86.jpg" xlink:type="simple" xlink:show="embed" xlink:actuate="onLoad">
            <text:p/>
          </draw:image>
        </draw:frame>
        <draw:custom-shape draw:name="Google Shape;227;p20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28;p20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0" draw:style-name="gr11" draw:text-style-name="P15" draw:layer="layout" svg:width="5.167cm" svg:height="8.273cm" svg:x="9.158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45653f6f75_0_661:notes" draw:style-name="gr1" draw:layer="layout" svg:width="16.932cm" svg:height="9.524cm" svg:x="1.059cm" svg:y="1.905cm" draw:page-number="8" presentation:class="page"/>
          <draw:frame draw:name="Google Shape;213;g45653f6f75_0_66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34;p2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35;p21" presentation:style-name="pr2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6;p21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37;p21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38;p21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39;p21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40;p21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41;p21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42;p21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43;p21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44;p21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45;p21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46;p21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47;p21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48;p21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49;p21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50;p21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presentation:notes draw:style-name="dp2">
          <draw:page-thumbnail draw:name="Google Shape;231;g45653f6f75_0_639:notes" draw:style-name="gr1" draw:layer="layout" svg:width="16.932cm" svg:height="9.524cm" svg:x="1.059cm" svg:y="1.905cm" draw:page-number="9" presentation:class="page"/>
          <draw:frame draw:name="Google Shape;232;g45653f6f75_0_6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55;p2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56;p22" presentation:style-name="pr2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7;p22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58;p22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59;p22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60;p22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61;p22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62;p22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63;p22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64;p22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65;p22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66;p22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67;p22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68;p22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69;p22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70;p22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71;p22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draw:custom-shape draw:name="Google Shape;272;p22" draw:style-name="gr3" draw:text-style-name="P15" draw:layer="layout" svg:width="11.306cm" svg:height="1.318cm" svg:x="12.7cm" svg:y="4.46cm">
          <text:p text:style-name="P1"><text:span text:style-name="T7">・・・</text:span><text:span text:style-name="T7">6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2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2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ワン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2" draw:style-name="gr7" draw:text-style-name="P14" draw:layer="layout" svg:width="2.19cm" svg:height="2.868cm" svg:x="19.775cm" svg:y="10.105cm">
          <draw:image xlink:href="Pictures/1000020100000200000000E36FA63761C156AB1D.png" xlink:type="simple" xlink:show="embed" xlink:actuate="onLoad">
            <text:p/>
          </draw:image>
        </draw:frame>
        <draw:frame draw:name="Google Shape;276;p22" draw:style-name="gr8" draw:text-style-name="P14" draw:layer="layout" svg:width="2.014cm" svg:height="2.868cm" svg:x="19.843cm" svg:y="7.013cm">
          <draw:image xlink:href="Pictures/1000020100000200000000E36FA63761C156AB1D.png" xlink:type="simple" xlink:show="embed" xlink:actuate="onLoad">
            <text:p/>
          </draw:image>
        </draw:frame>
        <draw:frame draw:name="Google Shape;277;p22" draw:style-name="gr9" draw:text-style-name="P14" draw:layer="layout" svg:width="2.19cm" svg:height="2.868cm" svg:x="19.82cm" svg:y="3.702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252;g45653f6f75_0_702:notes" draw:style-name="gr1" draw:layer="layout" svg:width="16.932cm" svg:height="9.524cm" svg:x="1.059cm" svg:y="1.905cm" draw:page-number="10" presentation:class="page"/>
          <draw:frame draw:name="Google Shape;253;g45653f6f75_0_70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のチョップ（引き分け）" draw:style-name="dp1" draw:master-page-name="TITLE_5f_AND_5f_BODY" presentation:presentation-page-layout-name="AL2T1">
        <draw:frame draw:name="Google Shape;282;p2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のチョップ（引き分け）</text:span></text:p>
          </draw:text-box>
        </draw:frame>
        <draw:frame draw:name="Google Shape;283;p23" presentation:style-name="pr2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284;p23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85;p23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23" draw:style-name="gr2" draw:text-style-name="P14" draw:layer="layout" svg:width="2.265cm" svg:height="3.276cm" svg:x="4.142cm" svg:y="4.741cm">
          <draw:image xlink:href="Pictures/10000000000000DE000001435D1A20C8C4A00095.jpg" xlink:type="simple" xlink:show="embed" xlink:actuate="onLoad">
            <text:p/>
          </draw:image>
        </draw:frame>
        <draw:frame draw:name="Google Shape;287;p23" draw:style-name="gr2" draw:text-style-name="P14" draw:layer="layout" svg:width="2.265cm" svg:height="3.276cm" svg:x="6.593cm" svg:y="4.741cm">
          <draw:image xlink:href="Pictures/10000000000000DE00000143FD40239DCEA3325C.jpg" xlink:type="simple" xlink:show="embed" xlink:actuate="onLoad">
            <text:p/>
          </draw:image>
        </draw:frame>
        <draw:frame draw:name="Google Shape;288;p23" draw:style-name="gr2" draw:text-style-name="P14" draw:layer="layout" svg:width="2.265cm" svg:height="3.276cm" svg:x="4.134cm" svg:y="8.88cm">
          <draw:image xlink:href="Pictures/10000000000000DE000001435D1A20C8C4A00095.jpg" xlink:type="simple" xlink:show="embed" xlink:actuate="onLoad">
            <text:p/>
          </draw:image>
        </draw:frame>
        <draw:frame draw:name="Google Shape;289;p23" draw:style-name="gr2" draw:text-style-name="P14" draw:layer="layout" svg:width="2.265cm" svg:height="3.276cm" svg:x="6.577cm" svg:y="8.88cm">
          <draw:image xlink:href="Pictures/10000000000000DE00000143FD40239DCEA3325C.jpg" xlink:type="simple" xlink:show="embed" xlink:actuate="onLoad">
            <text:p/>
          </draw:image>
        </draw:frame>
        <draw:frame draw:name="Google Shape;290;p23" draw:style-name="gr2" draw:text-style-name="P14" draw:layer="layout" svg:width="2.265cm" svg:height="3.276cm" svg:x="11.494cm" svg:y="4.76cm">
          <draw:image xlink:href="Pictures/10000000000000DE0000014357CC5EDA65CB1103.jpg" xlink:type="simple" xlink:show="embed" xlink:actuate="onLoad">
            <text:p/>
          </draw:image>
        </draw:frame>
        <draw:frame draw:name="Google Shape;291;p23" draw:style-name="gr2" draw:text-style-name="P14" draw:layer="layout" svg:width="2.265cm" svg:height="3.296cm" svg:x="9.043cm" svg:y="4.75cm">
          <draw:image xlink:href="Pictures/10000000000000DE000001433B78602D2AACF6DF.jpg" xlink:type="simple" xlink:show="embed" xlink:actuate="onLoad">
            <text:p/>
          </draw:image>
        </draw:frame>
        <draw:frame draw:name="Google Shape;292;p23" draw:style-name="gr2" draw:text-style-name="P14" draw:layer="layout" svg:width="2.265cm" svg:height="3.276cm" svg:x="11.503cm" svg:y="8.907cm">
          <draw:image xlink:href="Pictures/10000000000000DE0000014357CC5EDA65CB1103.jpg" xlink:type="simple" xlink:show="embed" xlink:actuate="onLoad">
            <text:p/>
          </draw:image>
        </draw:frame>
        <draw:frame draw:name="Google Shape;293;p23" draw:style-name="gr2" draw:text-style-name="P14" draw:layer="layout" svg:width="2.265cm" svg:height="3.295cm" svg:x="9.043cm" svg:y="8.861cm">
          <draw:image xlink:href="Pictures/10000000000000DE000001432A393D03AB696FDE.jpg" xlink:type="simple" xlink:show="embed" xlink:actuate="onLoad">
            <text:p/>
          </draw:image>
        </draw:frame>
        <draw:frame draw:name="Google Shape;294;p23" draw:style-name="gr2" draw:text-style-name="P14" draw:layer="layout" svg:width="2.265cm" svg:height="3.276cm" svg:x="1.691cm" svg:y="4.741cm">
          <draw:image xlink:href="Pictures/10000000000000DE0000014366EE07BA0A54E220.jpg" xlink:type="simple" xlink:show="embed" xlink:actuate="onLoad">
            <text:p/>
          </draw:image>
        </draw:frame>
        <draw:frame draw:name="Google Shape;295;p23" draw:style-name="gr2" draw:text-style-name="P14" draw:layer="layout" svg:width="2.265cm" svg:height="3.276cm" svg:x="1.693cm" svg:y="8.87cm">
          <draw:image xlink:href="Pictures/10000000000000DE0000014366EE07BA0A54E220.jpg" xlink:type="simple" xlink:show="embed" xlink:actuate="onLoad">
            <text:p/>
          </draw:image>
        </draw:frame>
        <draw:custom-shape draw:name="Google Shape;296;p23" draw:style-name="gr11" draw:text-style-name="P15" draw:layer="layout" svg:width="2.457cm" svg:height="8.273cm" svg:x="8.93cm" svg:y="4.2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45653f6f75_0_728:notes" draw:style-name="gr1" draw:layer="layout" svg:width="16.932cm" svg:height="9.524cm" svg:x="1.059cm" svg:y="1.905cm" draw:page-number="11" presentation:class="page"/>
          <draw:frame draw:name="Google Shape;280;g45653f6f75_0_72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01;p2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02;p24" presentation:style-name="pr26" draw:text-style-name="P16" draw:layer="layout" svg:width="23.667cm" svg:height="9.489cm" svg:x="0.735cm" svg:y="2.249cm" presentation:class="outline" presentation:placeholder="true" presentation:user-transformed="true">
          <draw:text-box/>
        </draw:frame>
        <draw:frame draw:name="Google Shape;303;p24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04;p24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05;p24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06;p24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07;p24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08;p24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09;p24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10;p24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11;p24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12;p24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13;p24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14;p24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15;p24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16;p24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17;p24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298;g45653f6f75_0_756:notes" draw:style-name="gr1" draw:layer="layout" svg:width="16.932cm" svg:height="9.524cm" svg:x="1.059cm" svg:y="1.905cm" draw:page-number="12" presentation:class="page"/>
          <draw:frame draw:name="Google Shape;299;g45653f6f75_0_75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22;p2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23;p25" presentation:style-name="pr2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24;p25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25;p25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26;p25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27;p25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28;p25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29;p25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30;p25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31;p25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32;p25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33;p25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34;p25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custom-shape draw:name="Google Shape;335;p25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と</text:span><text:span text:style-name="T7">T</text:span><text:span text:style-name="T7">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5" draw:style-name="gr3" draw:text-style-name="P15" draw:layer="layout" svg:width="11.306cm" svg:height="1.318cm" svg:x="12.7cm" svg:y="7.692cm">
          <text:p text:style-name="P1"><text:span text:style-name="T7">・・・</text:span><text:span text:style-name="T7">J</text:span><text:span text:style-name="T7">と６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5" draw:style-name="gr3" draw:text-style-name="P15" draw:layer="layout" svg:width="11.306cm" svg:height="1.318cm" svg:x="12.712cm" svg:y="10.923cm">
          <text:p text:style-name="P1"><text:span text:style-name="T7">・・・</text:span><text:span text:style-name="T7">J</text:span><text:span text:style-name="T7">と</text:span><text:span text:style-name="T7">6</text:span><text:span text:style-name="T7">のツー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5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339;p25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340;p25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draw:frame draw:name="Google Shape;341;p25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42;p25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43;p25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44;p25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319;g45653f6f75_0_783:notes" draw:style-name="gr1" draw:layer="layout" svg:width="16.932cm" svg:height="9.524cm" svg:x="1.059cm" svg:y="1.905cm" draw:page-number="13" presentation:class="page"/>
          <draw:frame draw:name="Google Shape;320;g45653f6f75_0_783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のチョップ（引き分け）" draw:style-name="dp1" draw:master-page-name="TITLE_5f_AND_5f_BODY" presentation:presentation-page-layout-name="AL2T1">
        <draw:frame draw:name="Google Shape;349;p2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のチョップ（引き分け）</text:span></text:p>
          </draw:text-box>
        </draw:frame>
        <draw:frame draw:name="Google Shape;350;p26" presentation:style-name="pr3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351;p26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352;p26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26" draw:style-name="gr2" draw:text-style-name="P14" draw:layer="layout" svg:width="2.123cm" svg:height="3.328cm" svg:x="1.443cm" svg:y="4.646cm">
          <draw:image xlink:href="Pictures/10000000000000DE000001435D1A20C8C4A00095.jpg" xlink:type="simple" xlink:show="embed" xlink:actuate="onLoad">
            <text:p/>
          </draw:image>
        </draw:frame>
        <draw:frame draw:name="Google Shape;354;p26" draw:style-name="gr2" draw:text-style-name="P14" draw:layer="layout" svg:width="2.123cm" svg:height="3.328cm" svg:x="5.981cm" svg:y="4.646cm">
          <draw:image xlink:href="Pictures/10000000000000DE00000143FD40239DCEA3325C.jpg" xlink:type="simple" xlink:show="embed" xlink:actuate="onLoad">
            <text:p/>
          </draw:image>
        </draw:frame>
        <draw:frame draw:name="Google Shape;355;p26" draw:style-name="gr2" draw:text-style-name="P14" draw:layer="layout" svg:width="2.123cm" svg:height="3.328cm" svg:x="1.442cm" svg:y="8.85cm">
          <draw:image xlink:href="Pictures/10000000000000DE000001435D1A20C8C4A00095.jpg" xlink:type="simple" xlink:show="embed" xlink:actuate="onLoad">
            <text:p/>
          </draw:image>
        </draw:frame>
        <draw:frame draw:name="Google Shape;356;p26" draw:style-name="gr2" draw:text-style-name="P14" draw:layer="layout" svg:width="2.123cm" svg:height="3.348cm" svg:x="3.712cm" svg:y="4.655cm">
          <draw:image xlink:href="Pictures/10000000000000DE000001432379A5A25EB0EA40.jpg" xlink:type="simple" xlink:show="embed" xlink:actuate="onLoad">
            <text:p/>
          </draw:image>
        </draw:frame>
        <draw:frame draw:name="Google Shape;357;p26" draw:style-name="gr2" draw:text-style-name="P14" draw:layer="layout" svg:width="2.123cm" svg:height="3.347cm" svg:x="10.576cm" svg:y="4.665cm">
          <draw:image xlink:href="Pictures/10000000000000DE00000143DE5F10DB3AC66D86.jpg" xlink:type="simple" xlink:show="embed" xlink:actuate="onLoad">
            <text:p/>
          </draw:image>
        </draw:frame>
        <draw:frame draw:name="Google Shape;358;p26" draw:style-name="gr2" draw:text-style-name="P14" draw:layer="layout" svg:width="2.123cm" svg:height="3.347cm" svg:x="8.294cm" svg:y="4.638cm">
          <draw:image xlink:href="Pictures/10000000000000DE0000014324A14FCF692AB12D.jpg" xlink:type="simple" xlink:show="embed" xlink:actuate="onLoad">
            <text:p/>
          </draw:image>
        </draw:frame>
        <draw:frame draw:name="Google Shape;359;p26" draw:style-name="gr2" draw:text-style-name="P14" draw:layer="layout" svg:width="2.123cm" svg:height="3.347cm" svg:x="10.602cm" svg:y="8.844cm">
          <draw:image xlink:href="Pictures/10000000000000DE00000143DE5F10DB3AC66D86.jpg" xlink:type="simple" xlink:show="embed" xlink:actuate="onLoad">
            <text:p/>
          </draw:image>
        </draw:frame>
        <draw:frame draw:name="Google Shape;360;p26" draw:style-name="gr2" draw:text-style-name="P14" draw:layer="layout" svg:width="2.123cm" svg:height="3.347cm" svg:x="8.283cm" svg:y="8.84cm">
          <draw:image xlink:href="Pictures/10000000000000DE000001437E58492D36CF088A.jpg" xlink:type="simple" xlink:show="embed" xlink:actuate="onLoad">
            <text:p/>
          </draw:image>
        </draw:frame>
        <draw:frame draw:name="Google Shape;361;p26" draw:style-name="gr2" draw:text-style-name="P14" draw:layer="layout" svg:width="2.123cm" svg:height="3.328cm" svg:x="5.97cm" svg:y="8.846cm">
          <draw:image xlink:href="Pictures/10000000000000DE00000143FD40239DCEA3325C.jpg" xlink:type="simple" xlink:show="embed" xlink:actuate="onLoad">
            <text:p/>
          </draw:image>
        </draw:frame>
        <draw:frame draw:name="Google Shape;362;p26" draw:style-name="gr2" draw:text-style-name="P14" draw:layer="layout" svg:width="2.123cm" svg:height="3.328cm" svg:x="3.693cm" svg:y="8.85cm">
          <draw:image xlink:href="Pictures/10000000000000DE000001434883EECA5DD31EDA.jpg" xlink:type="simple" xlink:show="embed" xlink:actuate="onLoad">
            <text:p/>
          </draw:image>
        </draw:frame>
        <draw:custom-shape draw:name="Google Shape;363;p26" draw:style-name="gr11" draw:text-style-name="P15" draw:layer="layout" svg:width="2.263cm" svg:height="8.273cm" svg:x="8.233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6" draw:style-name="gr11" draw:text-style-name="P15" draw:layer="layout" svg:width="2.263cm" svg:height="8.273cm" svg:x="3.63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45653f6f75_0_813:notes" draw:style-name="gr1" draw:layer="layout" svg:width="16.932cm" svg:height="9.524cm" svg:x="1.059cm" svg:y="1.905cm" draw:page-number="14" presentation:class="page"/>
          <draw:frame draw:name="Google Shape;347;g45653f6f75_0_813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69;p2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70;p27" presentation:style-name="pr3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71;p27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72;p2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73;p27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74;p2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75;p27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76;p27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77;p2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78;p2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79;p27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80;p27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81;p2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382;p27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383;p27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384;p27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385;p27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presentation:notes draw:style-name="dp2">
          <draw:page-thumbnail draw:name="Google Shape;366;g45653f6f75_0_846:notes" draw:style-name="gr1" draw:layer="layout" svg:width="16.932cm" svg:height="9.524cm" svg:x="1.059cm" svg:y="1.905cm" draw:page-number="15" presentation:class="page"/>
          <draw:frame draw:name="Google Shape;367;g45653f6f75_0_846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90;p2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91;p28" presentation:style-name="pr3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2;p28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93;p28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94;p28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95;p28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96;p28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97;p28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98;p28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99;p28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400;p28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401;p28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402;p28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403;p28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404;p28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405;p28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406;p28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draw:custom-shape draw:name="Google Shape;407;p28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28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28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スリ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28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411;p28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412;p28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387;g45653f6f75_0_873:notes" draw:style-name="gr1" draw:layer="layout" svg:width="16.932cm" svg:height="9.524cm" svg:x="1.059cm" svg:y="1.905cm" draw:page-number="16" presentation:class="page"/>
          <draw:frame draw:name="Google Shape;388;g45653f6f75_0_87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のチョップ（引き分け）" draw:style-name="dp1" draw:master-page-name="TITLE_5f_AND_5f_BODY" presentation:presentation-page-layout-name="AL2T1">
        <draw:frame draw:name="Google Shape;417;p2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のチョップ（引き分け）</text:span></text:p>
          </draw:text-box>
        </draw:frame>
        <draw:frame draw:name="Google Shape;418;p29" presentation:style-name="pr3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419;p29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20;p29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9" draw:style-name="gr11" draw:text-style-name="P15" draw:layer="layout" svg:width="5.056cm" svg:height="8.273cm" svg:x="8.44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29" draw:style-name="gr2" draw:text-style-name="P14" draw:layer="layout" svg:width="2.253cm" svg:height="3.385cm" svg:x="1.27cm" svg:y="4.53cm">
          <draw:image xlink:href="Pictures/10000000000000DE000001435D1A20C8C4A00095.jpg" xlink:type="simple" xlink:show="embed" xlink:actuate="onLoad">
            <text:p/>
          </draw:image>
        </draw:frame>
        <draw:frame draw:name="Google Shape;423;p29" draw:style-name="gr2" draw:text-style-name="P14" draw:layer="layout" svg:width="2.253cm" svg:height="3.385cm" svg:x="3.708cm" svg:y="4.53cm">
          <draw:image xlink:href="Pictures/10000000000000DE00000143FD40239DCEA3325C.jpg" xlink:type="simple" xlink:show="embed" xlink:actuate="onLoad">
            <text:p/>
          </draw:image>
        </draw:frame>
        <draw:frame draw:name="Google Shape;424;p29" draw:style-name="gr2" draw:text-style-name="P14" draw:layer="layout" svg:width="2.253cm" svg:height="3.405cm" svg:x="8.523cm" svg:y="4.539cm">
          <draw:image xlink:href="Pictures/10000000000000DE000001433B78602D2AACF6DF.jpg" xlink:type="simple" xlink:show="embed" xlink:actuate="onLoad">
            <text:p/>
          </draw:image>
        </draw:frame>
        <draw:frame draw:name="Google Shape;425;p29" draw:style-name="gr2" draw:text-style-name="P14" draw:layer="layout" svg:width="2.253cm" svg:height="3.405cm" svg:x="8.523cm" svg:y="8.786cm">
          <draw:image xlink:href="Pictures/10000000000000DE000001432A393D03AB696FDE.jpg" xlink:type="simple" xlink:show="embed" xlink:actuate="onLoad">
            <text:p/>
          </draw:image>
        </draw:frame>
        <draw:frame draw:name="Google Shape;426;p29" draw:style-name="gr2" draw:text-style-name="P14" draw:layer="layout" svg:width="2.253cm" svg:height="3.405cm" svg:x="10.961cm" svg:y="4.549cm">
          <draw:image xlink:href="Pictures/10000000000000DE00000143DE5F10DB3AC66D86.jpg" xlink:type="simple" xlink:show="embed" xlink:actuate="onLoad">
            <text:p/>
          </draw:image>
        </draw:frame>
        <draw:frame draw:name="Google Shape;427;p29" draw:style-name="gr2" draw:text-style-name="P14" draw:layer="layout" svg:width="2.253cm" svg:height="3.405cm" svg:x="6.12cm" svg:y="4.53cm">
          <draw:image xlink:href="Pictures/10000000000000DE0000014372CFC3D8BD884442.jpg" xlink:type="simple" xlink:show="embed" xlink:actuate="onLoad">
            <text:p/>
          </draw:image>
        </draw:frame>
        <draw:frame draw:name="Google Shape;428;p29" draw:style-name="gr2" draw:text-style-name="P14" draw:layer="layout" svg:width="2.253cm" svg:height="3.385cm" svg:x="1.234cm" svg:y="8.764cm">
          <draw:image xlink:href="Pictures/10000000000000DE000001435D1A20C8C4A00095.jpg" xlink:type="simple" xlink:show="embed" xlink:actuate="onLoad">
            <text:p/>
          </draw:image>
        </draw:frame>
        <draw:frame draw:name="Google Shape;429;p29" draw:style-name="gr2" draw:text-style-name="P14" draw:layer="layout" svg:width="2.253cm" svg:height="3.385cm" svg:x="3.673cm" svg:y="8.764cm">
          <draw:image xlink:href="Pictures/10000000000000DE00000143FD40239DCEA3325C.jpg" xlink:type="simple" xlink:show="embed" xlink:actuate="onLoad">
            <text:p/>
          </draw:image>
        </draw:frame>
        <draw:frame draw:name="Google Shape;430;p29" draw:style-name="gr2" draw:text-style-name="P14" draw:layer="layout" svg:width="2.253cm" svg:height="3.405cm" svg:x="6.085cm" svg:y="8.764cm">
          <draw:image xlink:href="Pictures/10000000000000DE0000014372CFC3D8BD884442.jpg" xlink:type="simple" xlink:show="embed" xlink:actuate="onLoad">
            <text:p/>
          </draw:image>
        </draw:frame>
        <draw:frame draw:name="Google Shape;431;p29" draw:style-name="gr2" draw:text-style-name="P14" draw:layer="layout" svg:width="2.34cm" svg:height="3.405cm" svg:x="10.961cm" svg:y="8.79cm">
          <draw:image xlink:href="Pictures/10000000000000DE0000014324A14FCF692AB12D.jpg" xlink:type="simple" xlink:show="embed" xlink:actuate="onLoad">
            <text:p/>
          </draw:image>
        </draw:frame>
        <presentation:notes draw:style-name="dp2">
          <draw:page-thumbnail draw:name="Google Shape;414;g45653f6f75_0_899:notes" draw:style-name="gr1" draw:layer="layout" svg:width="16.932cm" svg:height="9.524cm" svg:x="1.059cm" svg:y="1.905cm" draw:page-number="17" presentation:class="page"/>
          <draw:frame draw:name="Google Shape;415;g45653f6f75_0_89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36;p3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37;p30" presentation:style-name="pr3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38;p30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39;p30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40;p30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41;p30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42;p30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43;p30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44;p30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45;p30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46;p30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47;p30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presentation:notes draw:style-name="dp2">
          <draw:page-thumbnail draw:name="Google Shape;433;g45653f6f75_0_929:notes" draw:style-name="gr1" draw:layer="layout" svg:width="16.932cm" svg:height="9.524cm" svg:x="1.059cm" svg:y="1.905cm" draw:page-number="18" presentation:class="page"/>
          <draw:frame draw:name="Google Shape;434;g45653f6f75_0_92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52;p3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53;p31" presentation:style-name="pr4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54;p31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55;p31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56;p31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57;p31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58;p31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59;p31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60;p31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61;p31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62;p31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63;p31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draw:custom-shape draw:name="Google Shape;464;p31" draw:style-name="gr3" draw:text-style-name="P15" draw:layer="layout" svg:width="11.306cm" svg:height="1.318cm" svg:x="13.228cm" svg:y="5.452cm">
          <text:p text:style-name="P1"><text:span text:style-name="T7">・・・</text:span><text:span text:style-name="T7">T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1" draw:style-name="gr3" draw:text-style-name="P15" draw:layer="layout" svg:width="11.306cm" svg:height="1.318cm" svg:x="13.316cm" svg:y="9.396cm">
          <text:p text:style-name="P1"><text:span text:style-name="T7">・・・</text:span><text:span text:style-name="T7">J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31" draw:style-name="gr7" draw:text-style-name="P14" draw:layer="layout" svg:width="2.19cm" svg:height="2.868cm" svg:x="20.818cm" svg:y="8.806cm">
          <draw:image xlink:href="Pictures/1000020100000200000000E36FA63761C156AB1D.png" xlink:type="simple" xlink:show="embed" xlink:actuate="onLoad">
            <text:p/>
          </draw:image>
        </draw:frame>
        <draw:frame draw:name="Google Shape;467;p31" draw:style-name="gr8" draw:text-style-name="P14" draw:layer="layout" svg:width="2.014cm" svg:height="2.868cm" svg:x="20.85cm" svg:y="4.556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449;g45653f6f75_0_962:notes" draw:style-name="gr1" draw:layer="layout" svg:width="16.932cm" svg:height="9.524cm" svg:x="1.059cm" svg:y="1.905cm" draw:page-number="19" presentation:class="page"/>
          <draw:frame draw:name="Google Shape;450;g45653f6f75_0_962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のチョップ（引き分け）" draw:style-name="dp1" draw:master-page-name="TITLE_5f_AND_5f_BODY" presentation:presentation-page-layout-name="AL2T1">
        <draw:frame draw:name="Google Shape;472;p3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のチョップ（引き分け）</text:span></text:p>
          </draw:text-box>
        </draw:frame>
        <draw:frame draw:name="Google Shape;473;p32" presentation:style-name="pr4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74;p32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75;p32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76;p32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77;p32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78;p32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custom-shape draw:name="Google Shape;479;p32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80;p32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1;p32" draw:style-name="gr2" draw:text-style-name="P14" draw:layer="layout" svg:width="2.293cm" svg:height="3.317cm" svg:x="1.157cm" svg:y="8.371cm">
          <draw:image xlink:href="Pictures/10000000000000DE000001435D1A20C8C4A00095.jpg" xlink:type="simple" xlink:show="embed" xlink:actuate="onLoad">
            <text:p/>
          </draw:image>
        </draw:frame>
        <draw:frame draw:name="Google Shape;482;p32" draw:style-name="gr2" draw:text-style-name="P14" draw:layer="layout" svg:width="2.293cm" svg:height="3.337cm" svg:x="3.602cm" svg:y="8.371cm">
          <draw:image xlink:href="Pictures/10000000000000DE00000143FAA5246816D2A231.jpg" xlink:type="simple" xlink:show="embed" xlink:actuate="onLoad">
            <text:p/>
          </draw:image>
        </draw:frame>
        <draw:frame draw:name="Google Shape;483;p32" draw:style-name="gr2" draw:text-style-name="P14" draw:layer="layout" svg:width="2.293cm" svg:height="3.337cm" svg:x="8.494cm" svg:y="8.399cm">
          <draw:image xlink:href="Pictures/10000000000000DE00000143FC4788266C3E598D.jpg" xlink:type="simple" xlink:show="embed" xlink:actuate="onLoad">
            <text:p/>
          </draw:image>
        </draw:frame>
        <draw:frame draw:name="Google Shape;484;p32" draw:style-name="gr2" draw:text-style-name="P14" draw:layer="layout" svg:width="2.293cm" svg:height="3.337cm" svg:x="10.985cm" svg:y="8.399cm">
          <draw:image xlink:href="Pictures/10000000000000DE000001432A393D03AB696FDE.jpg" xlink:type="simple" xlink:show="embed" xlink:actuate="onLoad">
            <text:p/>
          </draw:image>
        </draw:frame>
        <draw:frame draw:name="Google Shape;485;p32" draw:style-name="gr2" draw:text-style-name="P14" draw:layer="layout" svg:width="2.293cm" svg:height="3.337cm" svg:x="6.073cm" svg:y="8.403cm">
          <draw:image xlink:href="Pictures/10000000000000DE000001435CE74D409DC6C2C3.jpg" xlink:type="simple" xlink:show="embed" xlink:actuate="onLoad">
            <text:p/>
          </draw:image>
        </draw:frame>
        <draw:custom-shape draw:name="Google Shape;486;p32" draw:style-name="gr11" draw:text-style-name="P15" draw:layer="layout" svg:width="2.293cm" svg:height="8.273cm" svg:x="6.085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45653f6f75_0_981:notes" draw:style-name="gr1" draw:layer="layout" svg:width="16.932cm" svg:height="9.524cm" svg:x="1.059cm" svg:y="1.905cm" draw:page-number="20" presentation:class="page"/>
          <draw:frame draw:name="Google Shape;470;g45653f6f75_0_981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491;p3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492;p33" presentation:style-name="pr4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93;p33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94;p33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95;p33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496;p33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497;p33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498;p33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499;p33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00;p33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01;p33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02;p33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presentation:notes draw:style-name="dp2">
          <draw:page-thumbnail draw:name="Google Shape;488;g45653f6f75_0_1015:notes" draw:style-name="gr1" draw:layer="layout" svg:width="16.932cm" svg:height="9.524cm" svg:x="1.059cm" svg:y="1.905cm" draw:page-number="21" presentation:class="page"/>
          <draw:frame draw:name="Google Shape;489;g45653f6f75_0_1015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507;p3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508;p34" presentation:style-name="pr4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09;p34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10;p34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11;p34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12;p34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13;p34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514;p34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515;p34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16;p34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17;p34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18;p34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draw:custom-shape draw:name="Google Shape;519;p34" draw:style-name="gr3" draw:text-style-name="P15" draw:layer="layout" svg:width="11.306cm" svg:height="1.318cm" svg:x="13.228cm" svg:y="5.452cm">
          <text:p text:style-name="P1"><text:span text:style-name="T7">・・・</text:span><text:span text:style-name="T7">A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4" draw:style-name="gr3" draw:text-style-name="P15" draw:layer="layout" svg:width="11.306cm" svg:height="1.318cm" svg:x="13.316cm" svg:y="9.396cm">
          <text:p text:style-name="P1"><text:span text:style-name="T7">・・・</text:span><text:span text:style-name="T7">K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4" draw:style-name="gr7" draw:text-style-name="P14" draw:layer="layout" svg:width="2.19cm" svg:height="2.868cm" svg:x="20.621cm" svg:y="4.79cm">
          <draw:image xlink:href="Pictures/1000020100000200000000E36FA63761C156AB1D.png" xlink:type="simple" xlink:show="embed" xlink:actuate="onLoad">
            <text:p/>
          </draw:image>
        </draw:frame>
        <draw:frame draw:name="Google Shape;522;p34" draw:style-name="gr8" draw:text-style-name="P14" draw:layer="layout" svg:width="2.014cm" svg:height="2.868cm" svg:x="20.709cm" svg:y="8.78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04;g45653f6f75_0_1038:notes" draw:style-name="gr1" draw:layer="layout" svg:width="16.932cm" svg:height="9.524cm" svg:x="1.059cm" svg:y="1.905cm" draw:page-number="22" presentation:class="page"/>
          <draw:frame draw:name="Google Shape;505;g45653f6f75_0_1038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のチョップ（引き分け）" draw:style-name="dp1" draw:master-page-name="TITLE_5f_AND_5f_BODY" presentation:presentation-page-layout-name="AL2T1">
        <draw:frame draw:name="Google Shape;527;p3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のチョップ（引き分け）</text:span></text:p>
          </draw:text-box>
        </draw:frame>
        <draw:frame draw:name="Google Shape;528;p35" presentation:style-name="pr4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29;p35" draw:style-name="gr2" draw:text-style-name="P14" draw:layer="layout" svg:width="2.293cm" svg:height="3.317cm" svg:x="3.522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30;p35" draw:style-name="gr2" draw:text-style-name="P14" draw:layer="layout" svg:width="2.293cm" svg:height="3.337cm" svg:x="5.968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31;p35" draw:style-name="gr2" draw:text-style-name="P14" draw:layer="layout" svg:width="2.293cm" svg:height="3.337cm" svg:x="8.414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32;p35" draw:style-name="gr2" draw:text-style-name="P14" draw:layer="layout" svg:width="2.293cm" svg:height="3.337cm" svg:x="10.882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33;p35" draw:style-name="gr2" draw:text-style-name="P14" draw:layer="layout" svg:width="2.293cm" svg:height="3.337cm" svg:x="1.077cm" svg:y="4.519cm">
          <draw:image xlink:href="Pictures/10000000000000DE000001432B72D7E2EB1332E7.jpg" xlink:type="simple" xlink:show="embed" xlink:actuate="onLoad">
            <text:p/>
          </draw:image>
        </draw:frame>
        <draw:frame draw:name="Google Shape;534;p35" draw:style-name="gr2" draw:text-style-name="P14" draw:layer="layout" svg:width="2.293cm" svg:height="3.337cm" svg:x="1.077cm" svg:y="8.881cm">
          <draw:image xlink:href="Pictures/10000000000000DE0000014391825A5137A0A3E2.jpg" xlink:type="simple" xlink:show="embed" xlink:actuate="onLoad">
            <text:p/>
          </draw:image>
        </draw:frame>
        <draw:frame draw:name="Google Shape;535;p35" draw:style-name="gr2" draw:text-style-name="P14" draw:layer="layout" svg:width="2.293cm" svg:height="3.337cm" svg:x="3.522cm" svg:y="8.881cm">
          <draw:image xlink:href="Pictures/10000000000000DE000001434883EECA5DD31EDA.jpg" xlink:type="simple" xlink:show="embed" xlink:actuate="onLoad">
            <text:p/>
          </draw:image>
        </draw:frame>
        <draw:frame draw:name="Google Shape;536;p35" draw:style-name="gr2" draw:text-style-name="P14" draw:layer="layout" svg:width="2.293cm" svg:height="3.337cm" svg:x="5.968cm" svg:y="8.881cm">
          <draw:image xlink:href="Pictures/10000000000000DE00000143F66ECB05226A1388.jpg" xlink:type="simple" xlink:show="embed" xlink:actuate="onLoad">
            <text:p/>
          </draw:image>
        </draw:frame>
        <draw:frame draw:name="Google Shape;537;p35" draw:style-name="gr2" draw:text-style-name="P14" draw:layer="layout" svg:width="2.293cm" svg:height="3.337cm" svg:x="8.414cm" svg:y="8.881cm">
          <draw:image xlink:href="Pictures/10000000000000DE000001432A393D03AB696FDE.jpg" xlink:type="simple" xlink:show="embed" xlink:actuate="onLoad">
            <text:p/>
          </draw:image>
        </draw:frame>
        <draw:frame draw:name="Google Shape;538;p35" draw:style-name="gr2" draw:text-style-name="P14" draw:layer="layout" svg:width="2.293cm" svg:height="3.337cm" svg:x="10.86cm" svg:y="8.881cm">
          <draw:image xlink:href="Pictures/10000000000000DE00000143836ACD61695DF9CC.jpg" xlink:type="simple" xlink:show="embed" xlink:actuate="onLoad">
            <text:p/>
          </draw:image>
        </draw:frame>
        <draw:custom-shape draw:name="Google Shape;539;p35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40;p35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4;g45653f6f75_0_1057:notes" draw:style-name="gr1" draw:layer="layout" svg:width="16.932cm" svg:height="9.524cm" svg:x="1.059cm" svg:y="1.905cm" draw:page-number="23" presentation:class="page"/>
          <draw:frame draw:name="Google Shape;525;g45653f6f75_0_1057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45;p3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46;p36" presentation:style-name="pr5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47;p36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48;p36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49;p36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50;p36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51;p36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52;p36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53;p36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54;p36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55;p36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56;p36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57;p36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58;p36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59;p36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60;p36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61;p36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presentation:notes draw:style-name="dp2">
          <draw:page-thumbnail draw:name="Google Shape;542;g45653f6f75_0_1087:notes" draw:style-name="gr1" draw:layer="layout" svg:width="16.932cm" svg:height="9.524cm" svg:x="1.059cm" svg:y="1.905cm" draw:page-number="24" presentation:class="page"/>
          <draw:frame draw:name="Google Shape;543;g45653f6f75_0_1087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66;p3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67;p37" presentation:style-name="pr5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68;p3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69;p3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70;p37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71;p3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72;p3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73;p3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74;p37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75;p37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76;p37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77;p37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78;p37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79;p37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80;p37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81;p37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82;p37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draw:custom-shape draw:name="Google Shape;583;p37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37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7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のフルハウス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37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587;p37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588;p37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63;g456fdbdf8b_0_15:notes" draw:style-name="gr1" draw:layer="layout" svg:width="16.932cm" svg:height="9.524cm" svg:x="1.059cm" svg:y="1.905cm" draw:page-number="25" presentation:class="page"/>
          <draw:frame draw:name="Google Shape;564;g456fdbdf8b_0_15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のチョップ（引き分け）" draw:style-name="dp1" draw:master-page-name="TITLE_5f_AND_5f_BODY" presentation:presentation-page-layout-name="AL2T1">
        <draw:frame draw:name="Google Shape;593;p3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のチョップ（引き分け）</text:span></text:p>
          </draw:text-box>
        </draw:frame>
        <draw:frame draw:name="Google Shape;594;p38" presentation:style-name="pr5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595;p38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96;p38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7;p38" draw:style-name="gr2" draw:text-style-name="P14" draw:layer="layout" svg:width="2.188cm" svg:height="3.363cm" svg:x="3.997cm" svg:y="4.54cm">
          <draw:image xlink:href="Pictures/10000000000000DE00000143FD40239DCEA3325C.jpg" xlink:type="simple" xlink:show="embed" xlink:actuate="onLoad">
            <text:p/>
          </draw:image>
        </draw:frame>
        <draw:frame draw:name="Google Shape;598;p38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599;p38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00;p38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01;p38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02;p38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03;p38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04;p38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05;p38" draw:style-name="gr2" draw:text-style-name="P14" draw:layer="layout" svg:width="2.188cm" svg:height="3.408cm" svg:x="3.997cm" svg:y="8.784cm">
          <draw:image xlink:href="Pictures/10000000000000DE0000014372CFC3D8BD884442.jpg" xlink:type="simple" xlink:show="embed" xlink:actuate="onLoad">
            <text:p/>
          </draw:image>
        </draw:frame>
        <draw:frame draw:name="Google Shape;606;p38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07;p38" draw:style-name="gr11" draw:text-style-name="P15" draw:layer="layout" svg:width="4.637cm" svg:height="8.273cm" svg:x="1.588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0;g45653f6f75_0_1131:notes" draw:style-name="gr1" draw:layer="layout" svg:width="16.932cm" svg:height="9.524cm" svg:x="1.059cm" svg:y="1.905cm" draw:page-number="26" presentation:class="page"/>
          <draw:frame draw:name="Google Shape;591;g45653f6f75_0_1131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12;p3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13;p39" presentation:style-name="pr5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14;p39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15;p39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16;p39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17;p39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18;p39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19;p39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20;p39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21;p39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22;p39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23;p39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24;p39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25;p39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626;p39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27;p39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28;p39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09;g45653f6f75_0_1162:notes" draw:style-name="gr1" draw:layer="layout" svg:width="16.932cm" svg:height="9.524cm" svg:x="1.059cm" svg:y="1.905cm" draw:page-number="27" presentation:class="page"/>
          <draw:frame draw:name="Google Shape;610;g45653f6f75_0_1162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33;p4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34;p40" presentation:style-name="pr5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35;p40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36;p40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37;p40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38;p40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39;p40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40;p40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41;p40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42;p40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43;p40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44;p40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45;p40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46;p40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custom-shape draw:name="Google Shape;647;p40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ハイ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40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ハイ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40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ハイのフォ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0;p40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651;p40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652;p40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draw:frame draw:name="Google Shape;653;p40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54;p40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55;p40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30;g456fdbdf8b_0_41:notes" draw:style-name="gr1" draw:layer="layout" svg:width="16.932cm" svg:height="9.524cm" svg:x="1.059cm" svg:y="1.905cm" draw:page-number="28" presentation:class="page"/>
          <draw:frame draw:name="Google Shape;631;g456fdbdf8b_0_41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のチョップ（引き分け）" draw:style-name="dp1" draw:master-page-name="TITLE_5f_AND_5f_BODY" presentation:presentation-page-layout-name="AL2T1">
        <draw:frame draw:name="Google Shape;660;p4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のチョップ（引き分け）</text:span></text:p>
          </draw:text-box>
        </draw:frame>
        <draw:frame draw:name="Google Shape;661;p41" presentation:style-name="pr6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662;p41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663;p41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41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665;p41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66;p41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67;p41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68;p41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69;p41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70;p41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71;p41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72;p41" draw:style-name="gr11" draw:text-style-name="P15" draw:layer="layout" svg:width="2.408cm" svg:height="8.273cm" svg:x="1.587cm" svg:y="4.2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3;p41" draw:style-name="gr2" draw:text-style-name="P14" draw:layer="layout" svg:width="2.188cm" svg:height="3.383cm" svg:x="3.997cm" svg:y="4.53cm">
          <draw:image xlink:href="Pictures/10000000000000DE00000143836ACD61695DF9CC.jpg" xlink:type="simple" xlink:show="embed" xlink:actuate="onLoad">
            <text:p/>
          </draw:image>
        </draw:frame>
        <draw:frame draw:name="Google Shape;674;p41" draw:style-name="gr2" draw:text-style-name="P14" draw:layer="layout" svg:width="2.188cm" svg:height="3.383cm" svg:x="4.01cm" svg:y="8.809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57;g45653f6f75_0_1191:notes" draw:style-name="gr1" draw:layer="layout" svg:width="16.932cm" svg:height="9.524cm" svg:x="1.059cm" svg:y="1.905cm" draw:page-number="29" presentation:class="page"/>
          <draw:frame draw:name="Google Shape;658;g45653f6f75_0_1191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79;p4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80;p42" presentation:style-name="pr62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81;p42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82;p42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683;p42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684;p42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685;p42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686;p42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687;p42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688;p42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689;p42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690;p42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76;g45653f6f75_0_1211:notes" draw:style-name="gr1" draw:layer="layout" svg:width="16.932cm" svg:height="9.524cm" svg:x="1.059cm" svg:y="1.905cm" draw:page-number="30" presentation:class="page"/>
          <draw:frame draw:name="Google Shape;677;g45653f6f75_0_1211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95;p4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96;p43" presentation:style-name="pr64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97;p43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98;p43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custom-shape draw:name="Google Shape;699;p43" draw:style-name="gr3" draw:text-style-name="P15" draw:layer="layout" svg:width="11.306cm" svg:height="1.318cm" svg:x="12.7cm" svg:y="5.307cm">
          <text:p text:style-name="P1"><text:span text:style-name="T7">・・・</text:span><text:span text:style-name="T7">A</text:span><text:span text:style-name="T7">ハイのストレート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43" draw:style-name="gr3" draw:text-style-name="P15" draw:layer="layout" svg:width="11.306cm" svg:height="1.318cm" svg:x="12.7cm" svg:y="9.597cm">
          <text:p text:style-name="P1"><text:span text:style-name="T7">・・・</text:span><text:span text:style-name="T7">K</text:span><text:span text:style-name="T7">ハイのストレート・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1;p43" draw:style-name="gr7" draw:text-style-name="P14" draw:layer="layout" svg:width="2.19cm" svg:height="2.868cm" svg:x="22.857cm" svg:y="4.777cm">
          <draw:image xlink:href="Pictures/1000020100000200000000E36FA63761C156AB1D.png" xlink:type="simple" xlink:show="embed" xlink:actuate="onLoad">
            <text:p/>
          </draw:image>
        </draw:frame>
        <draw:frame draw:name="Google Shape;702;p43" draw:style-name="gr8" draw:text-style-name="P14" draw:layer="layout" svg:width="2.014cm" svg:height="2.868cm" svg:x="22.945cm" svg:y="9.258cm">
          <draw:image xlink:href="Pictures/1000020100000200000000E36FA63761C156AB1D.png" xlink:type="simple" xlink:show="embed" xlink:actuate="onLoad">
            <text:p/>
          </draw:image>
        </draw:frame>
        <draw:frame draw:name="Google Shape;703;p43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04;p43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05;p43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06;p43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707;p43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708;p43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709;p43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710;p43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92;g456fdbdf8b_0_67:notes" draw:style-name="gr1" draw:layer="layout" svg:width="16.932cm" svg:height="9.524cm" svg:x="1.059cm" svg:y="1.905cm" draw:page-number="31" presentation:class="page"/>
          <draw:frame draw:name="Google Shape;693;g456fdbdf8b_0_67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715;p4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716;p44" presentation:style-name="pr66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717;p44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718;p44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719;p44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20;p44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21;p44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22;p44" draw:style-name="gr2" draw:text-style-name="P14" draw:layer="layout" svg:width="2.014cm" svg:height="3.186cm" svg:x="1.694cm" svg:y="8.816cm">
          <draw:image xlink:href="Pictures/10000000000000DE000001432A393D03AB696FDE.jpg" xlink:type="simple" xlink:show="embed" xlink:actuate="onLoad">
            <text:p/>
          </draw:image>
        </draw:frame>
        <draw:frame draw:name="Google Shape;723;p44" draw:style-name="gr2" draw:text-style-name="P14" draw:layer="layout" svg:width="2.084cm" svg:height="3.186cm" svg:x="3.883cm" svg:y="8.839cm">
          <draw:image xlink:href="Pictures/10000000000000DE0000014324A14FCF692AB12D.jpg" xlink:type="simple" xlink:show="embed" xlink:actuate="onLoad">
            <text:p/>
          </draw:image>
        </draw:frame>
        <draw:frame draw:name="Google Shape;724;p44" draw:style-name="gr2" draw:text-style-name="P14" draw:layer="layout" svg:width="2.084cm" svg:height="3.186cm" svg:x="6.122cm" svg:y="8.839cm">
          <draw:image xlink:href="Pictures/10000000000000DE00000143836ACD61695DF9CC.jpg" xlink:type="simple" xlink:show="embed" xlink:actuate="onLoad">
            <text:p/>
          </draw:image>
        </draw:frame>
        <draw:frame draw:name="Google Shape;725;p44" draw:style-name="gr2" draw:text-style-name="P14" draw:layer="layout" svg:width="2.084cm" svg:height="3.186cm" svg:x="8.36cm" svg:y="8.839cm">
          <draw:image xlink:href="Pictures/10000000000000DE00000143AD9463861194D4BB.jpg" xlink:type="simple" xlink:show="embed" xlink:actuate="onLoad">
            <text:p/>
          </draw:image>
        </draw:frame>
        <draw:frame draw:name="Google Shape;726;p44" draw:style-name="gr2" draw:text-style-name="P14" draw:layer="layout" svg:width="2.084cm" svg:height="3.186cm" svg:x="10.599cm" svg:y="8.836cm">
          <draw:image xlink:href="Pictures/10000000000000DE00000143DFCD1FC8F64C2050.jpg" xlink:type="simple" xlink:show="embed" xlink:actuate="onLoad">
            <text:p/>
          </draw:image>
        </draw:frame>
        <draw:custom-shape draw:name="Google Shape;727;p44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728;p44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2;g45653f6f75_0_1245:notes" draw:style-name="gr1" draw:layer="layout" svg:width="16.932cm" svg:height="9.524cm" svg:x="1.059cm" svg:y="1.905cm" draw:page-number="32" presentation:class="page"/>
          <draw:frame draw:name="Google Shape;713;g45653f6f75_0_1245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733;p4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まとめ</text:span></text:p>
          </draw:text-box>
        </draw:frame>
        <draw:frame draw:name="Google Shape;734;p45" presentation:style-name="pr10" draw:text-style-name="P9" draw:layer="layout" svg:width="23.667cm" svg:height="9.489cm" svg:x="0.886cm" svg:y="3.201cm" presentation:class="outline" presentation:user-transformed="true">
          <draw:text-box>
            <text:p text:style-name="P11"><text:span text:style-name="T5">・同じ役同士の強さ</text:span></text:p>
            <text:p text:style-name="P12"><text:span text:style-name="T5">　ポーカーでは、同じ役同士で争うことは頻繁にある。絶対に覚えてほしい。</text:span></text:p>
            <text:p text:style-name="P12"><text:span text:style-name="T5">・チョップ</text:span><text:span text:style-name="T5">(</text:span><text:span text:style-name="T5">引き分け</text:span><text:span text:style-name="T5">)</text:span></text:p>
            <text:p text:style-name="P13"><text:span text:style-name="T5">　チョップを知らずに、降りてしまうと損をする。絶対に覚えてほしい。</text:span></text:p>
          </draw:text-box>
        </draw:frame>
        <presentation:notes draw:style-name="dp2">
          <draw:page-thumbnail draw:name="Google Shape;730;g45653f6f75_0_1271:notes" draw:style-name="gr1" draw:layer="layout" svg:width="16.932cm" svg:height="9.524cm" svg:x="1.059cm" svg:y="1.905cm" draw:page-number="33" presentation:class="page"/>
          <draw:frame draw:name="Google Shape;731;g45653f6f75_0_1271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"/>
    <meta:generator>LibreOfficeDev/6.0.5.2$Linux_X86_64 LibreOffice_project/</meta:generator>
  </office:meta>
</office:document-meta>
</file>